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>
      <style:text-properties officeooo:rsid="000311cf" officeooo:paragraph-rsid="000311cf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311cf" officeooo:paragraph-rsid="000311cf" style:font-weight-asian="bold" style:font-weight-complex="bold"/>
    </style:style>
    <style:style style:name="P3" style:family="paragraph" style:parent-style-name="Table_20_Contents">
      <style:text-properties officeooo:rsid="000311cf" officeooo:paragraph-rsid="000311cf"/>
    </style:style>
    <style:style style:name="P4" style:family="paragraph" style:parent-style-name="Standard">
      <style:text-properties officeooo:rsid="000311cf" officeooo:paragraph-rsid="000311cf"/>
    </style:style>
    <style:style style:name="T1" style:family="text">
      <style:text-properties officeooo:rsid="000455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DIRECTIVE ET OBJECTIF</text:span></text:p>
      <text:p text:style-name="P1"/>
      <text:p text:style-name="P1"/>
      <text:p text:style-name="P1">Ce que j'attend du Maquettage : </text:p>
      <text:p text:style-name="P1">1. Présentation d’ensemble</text:p>
      <text:p text:style-name="P1">- Contexte du site</text:p>
      <text:p text:style-name="P1">- Intérêt et Objectif du projet</text:p>
      <text:p text:style-name="P1">- Quel Cible - Existe t'il des sites semblables ?</text:p>
      <text:p text:style-name="P1"/>
      <text:p text:style-name="P1">2. Description graphique et ergonomique</text:p>
      <text:p text:style-name="P1">- Charte Graphique</text:p>
      <text:p text:style-name="P1">- Wireframe</text:p>
      <text:p text:style-name="P1"/>
      <text:p text:style-name="P1">3. Description fonctionnelle et technique</text:p>
      <text:p text:style-name="P1">- Arborescence du site:</text:p>
      <text:p text:style-name="P1">Quelle sont les grandes sections de votre site ? </text:p>
      <text:p text:style-name="P1">Comment sont organisées les différentes rubriques ? </text:p>
      <text:p text:style-name="P1">Quelles sont les pages principales ? </text:p>
      <text:p text:style-name="P1"/>
      <text:p text:style-name="P1">- Langages, Frameworks et Bibliothèques utilisés ?</text:p>
      <text:p text:style-name="P1">Si langage back, pourquoi ce langage de programmation et pas un autre ? </text:p>
      <text:p text:style-name="P1"/>
      <text:p text:style-name="P1">- Contraintes Techniques (Si il y en a)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4:10:03.562848173</meta:creation-date>
    <dc:date>2019-03-13T15:25:45.011785918</dc:date>
    <meta:editing-duration>PT10M3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7" meta:word-count="101" meta:character-count="608" meta:non-whitespace-character-count="519"/>
  </office:meta>
</office:document-meta>
</file>